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tibleTest_noasm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tibleTest_noasm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4.setItems( Map &lt; String , Objec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Byt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5( char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4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1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2.setF1( floa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4( Lo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2( doub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tibleTest_noasm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F8( short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5( BigInteger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oJSONLib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F7( byte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2( Character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9( int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setItems( List &lt; String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assertEquals( String fastJSON , String json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tibleTest_noasm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6( BigDecimal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F3( Integer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( Shor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3( Floa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oCompatibleJSON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1.setF3(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leTest_noasm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1.setF4( boolean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is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4( Double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tems( List &lt; String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